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 style:master-page-name="Standard">
      <style:table-properties style:width="3.934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1.0896in"/>
    </style:style>
    <style:style style:name="Table1.B" style:family="table-column">
      <style:table-column-properties style:column-width="1.4694in"/>
    </style:style>
    <style:style style:name="Table1.C" style:family="table-column">
      <style:table-column-properties style:column-width="1.375in"/>
    </style:style>
    <style:style style:name="Table1.1" style:family="table-row">
      <style:table-row-properties style:min-row-height="0.4306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0.4931in" fo:keep-together="auto"/>
    </style:style>
    <style:style style:name="Table1.3" style:family="table-row">
      <style:table-row-properties style:min-row-height="0.4556in" fo:keep-together="auto"/>
    </style:style>
    <style:style style:name="Table1.4" style:family="table-row">
      <style:table-row-properties style:min-row-height="0.4743in" fo:keep-together="auto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" style:family="paragraph">
      <style:paragraph-properties fo:margin-top="0in" fo:margin-bottom="0in" fo:line-height="100%" fo:text-align="center"/>
    </style:style>
    <style:style style:name="P3" style:family="paragraph">
      <loext:graphic-properties draw:fill="solid" draw:fill-color="#ffffff"/>
      <style:paragraph-properties fo:margin-top="0in" fo:margin-bottom="0in" fo:line-height="100%" fo:text-align="center"/>
    </style:style>
    <style:style style:name="P4" style:family="paragraph">
      <loext:graphic-properties draw:fill="solid" draw:fill-color="#4472c4"/>
      <style:paragraph-properties fo:text-align="start"/>
    </style:style>
    <style:style style:name="P5" style:family="paragraph">
      <loext:graphic-properties draw:fill="solid" draw:fill-color="#ff0000"/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fr2" style:family="graphic" style:parent-style-name="Formula">
      <style:graphic-properties fo:margin-left="0in" fo:margin-right="0in" fo:margin-top="0in" fo:margin-bottom="0in" style:vertical-pos="from-top" fo:padding="0.0201in" fo:border="none" draw:ole-draw-aspect="1"/>
    </style:style>
    <style:style style:name="fr3" style:family="graphic" style:parent-style-name="Formula">
      <style:graphic-properties fo:margin-left="0in" fo:margin-right="0in" fo:margin-top="0in" fo:margin-bottom="0in" style:run-through="foreground" style:wrap="parallel" style:number-wrapped-paragraphs="no-limit" style:wrap-contour="false" style:vertical-pos="middle" style:vertical-rel="paragraph" style:horizontal-pos="from-left" style:horizontal-rel="paragraph-content" draw:ole-draw-aspect="1"/>
    </style:style>
    <style:style style:name="gr1" style:family="graphic">
      <style:graphic-properties fo:margin-left="0.1252in" fo:margin-right="0.1417in" fo:margin-top="0in" fo:margin-bottom="0.0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style:shrink-to-fit="false" fo:min-height="0.2035in" fo:min-width="0.7917in" fo:padding-top="0.05in" fo:padding-bottom="0.05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style:shrink-to-fit="false" fo:min-height="0.2035in" fo:min-width="0.8075in" fo:padding-top="0.05in" fo:padding-bottom="0.05in" fo:padding-left="0.1in" fo:padding-right="0.1in" fo:wrap-option="wrap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138in" svg:stroke-color="#325490" draw:stroke-linejoin="miter" draw:fill="solid" draw:fill-color="#4472c4" draw:textarea-vertical-align="middle" draw:auto-grow-height="false" draw:fit-to-size="false" style:shrink-to-fit="false" fo:min-height="0.528in" fo:min-width="1.2374in" fo:padding-top="0.05in" fo:padding-bottom="0.05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style:shrink-to-fit="false" fo:min-height="0.3in" fo:min-width="1.128in" fo:padding-top="0.05in" fo:padding-bottom="0.05in" fo:padding-left="0.1in" fo:padding-right="0.1in" fo:wrap-option="wrap" style:run-through="foreground"/>
    </style:style>
    <style:style style:name="gr7" style:family="graphic">
      <style:graphic-properties draw:stroke="solid" svg:stroke-width="0.0138in" svg:stroke-color="#325490" draw:stroke-linejoin="miter" draw:fill="solid" draw:fill-color="#4472c4" draw:textarea-vertical-align="middle" draw:auto-grow-height="false" draw:fit-to-size="false" style:shrink-to-fit="false" fo:min-height="0.528in" fo:min-width="1.2366in" fo:padding-top="0.05in" fo:padding-bottom="0.05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style:shrink-to-fit="false" fo:min-height="0.4118in" fo:min-width="1.128in" fo:padding-top="0.05in" fo:padding-bottom="0.05in" fo:padding-left="0.1in" fo:padding-right="0.1in" fo:wrap-option="wrap" style:run-through="foreground"/>
    </style:style>
    <style:style style:name="gr9" style:family="graphic">
      <style:graphic-properties draw:stroke="solid" svg:stroke-width="0.0138in" svg:stroke-color="#000000" draw:stroke-linejoin="miter" draw:fill="solid" draw:fill-color="#ff0000" draw:textarea-vertical-align="middle" draw:auto-grow-height="false" draw:fit-to-size="false" style:shrink-to-fit="false" fo:min-height="0.5272in" fo:min-width="1.2374in" fo:padding-top="0.05in" fo:padding-bottom="0.05in" fo:padding-left="0.1in" fo:padding-right="0.1in" fo:wrap-option="wrap" style:run-through="foreground"/>
    </style:style>
    <style:style style:name="gr10" style:family="graphic">
      <style:graphic-properties draw:stroke="solid" svg:stroke-width="0.0071in" svg:stroke-color="#000000" draw:fill="solid" draw:fill-color="#ffffff" draw:textarea-vertical-align="top" draw:auto-grow-height="false" draw:fit-to-size="false" style:shrink-to-fit="false" fo:min-height="0.4043in" fo:min-width="0.9043in" fo:padding-top="0.05in" fo:padding-bottom="0.05in" fo:padding-left="0.1in" fo:padding-right="0.1in" fo:wrap-option="wrap" style:run-through="foreground"/>
    </style:style>
    <style:style style:name="gr11" style:family="graphic">
      <style:graphic-properties draw:stroke="solid" svg:stroke-width="0.0311in" svg:stroke-color="#000000" draw:marker-end="msArrowEnd_20_5" draw:marker-end-width="0.0929in" draw:marker-end-center="false" draw:stroke-linejoin="miter" draw:fill="none" draw:textarea-vertical-align="top" draw:auto-grow-height="false" draw:fit-to-size="false" style:shrink-to-fit="false" fo:min-height="0.6929in" fo:min-width="1.2508in" fo:padding-top="0.0492in" fo:padding-bottom="0.0492in" fo:padding-left="0.0984in" fo:padding-right="0.0984in" fo:wrap-option="wrap" style:run-through="foreground"/>
    </style:style>
    <style:style style:name="gr12" style:family="graphic">
      <style:graphic-properties draw:stroke="solid" svg:stroke-width="0.0311in" svg:stroke-color="#000000" draw:marker-end="msArrowEnd_20_5" draw:marker-end-width="0.0929in" draw:marker-end-center="false" draw:stroke-linejoin="miter" draw:fill="none" draw:textarea-vertical-align="top" draw:auto-grow-height="false" draw:fit-to-size="false" style:shrink-to-fit="false" fo:min-height="0.7016in" fo:min-width="1.122in" fo:padding-top="0.0492in" fo:padding-bottom="0.0492in" fo:padding-left="0.0984in" fo:padding-right="0.0984in" fo:wrap-option="wrap" style:run-through="foreground"/>
    </style:style>
    <style:style style:name="gr13" style:family="graphic">
      <style:graphic-properties draw:stroke="solid" svg:stroke-width="0.0071in" svg:stroke-color="#000000" draw:fill="solid" draw:fill-color="#ffffff" draw:textarea-vertical-align="top" draw:auto-grow-height="false" draw:fit-to-size="false" style:shrink-to-fit="false" fo:min-height="0.2043in" fo:min-width="3.7528in" fo:padding-top="0.05in" fo:padding-bottom="0.05in" fo:padding-left="0.1in" fo:padding-right="0.1in" fo:wrap-option="wrap" style:run-through="foreground"/>
    </style:style>
    <style:style style:name="gr14" style:family="graphic">
      <style:graphic-properties fo:margin-left="0.1252in" fo:margin-right="0.1417in" fo:margin-top="0in" fo:margin-bottom="0.0126in" style:run-through="fore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style style:name="gr15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style:shrink-to-fit="false" fo:min-height="0.3807in" fo:min-width="1.128in" fo:padding-top="0.05in" fo:padding-bottom="0.05in" fo:padding-left="0.1in" fo:padding-right="0.1in" fo:wrap-option="wrap" style:run-through="foreground"/>
    </style:style>
    <style:style style:name="gr16" style:family="graphic">
      <style:graphic-properties fo:margin-left="0.1252in" fo:margin-right="0.139in" fo:margin-top="0in" fo:margin-bottom="0.022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7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style:shrink-to-fit="false" fo:min-height="0.1862in" fo:min-width="0.7008in" fo:padding-top="0.05in" fo:padding-bottom="0.05in" fo:padding-left="0.1in" fo:padding-right="0.1in" fo:wrap-option="wrap" style:run-through="foreground"/>
    </style:style>
    <style:style style:name="gr18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style:shrink-to-fit="false" fo:min-height="0.1862in" fo:min-width="0.7154in" fo:padding-top="0.05in" fo:padding-bottom="0.05in" fo:padding-left="0.1in" fo:padding-right="0.1in" fo:wrap-option="wrap" style:run-through="foreground"/>
    </style:style>
    <style:style style:name="gr19" style:family="graphic">
      <style:graphic-properties draw:stroke="solid" svg:stroke-width="0.0138in" svg:stroke-color="#325490" draw:stroke-linejoin="miter" draw:fill="solid" draw:fill-color="#4472c4" draw:textarea-vertical-align="middle" draw:auto-grow-height="false" draw:fit-to-size="false" style:shrink-to-fit="false" fo:min-height="0.4925in" fo:min-width="1.1047in" fo:padding-top="0.05in" fo:padding-bottom="0.05in" fo:padding-left="0.1in" fo:padding-right="0.1in" fo:wrap-option="wrap" style:run-through="foreground"/>
    </style:style>
    <style:style style:name="gr20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style:shrink-to-fit="false" fo:min-height="0.3835in" fo:min-width="1.0063in" fo:padding-top="0.05in" fo:padding-bottom="0.05in" fo:padding-left="0.1in" fo:padding-right="0.1in" fo:wrap-option="wrap" style:run-through="foreground"/>
    </style:style>
    <style:style style:name="gr21" style:family="graphic">
      <style:graphic-properties draw:stroke="solid" svg:stroke-width="0.0138in" svg:stroke-color="#000000" draw:stroke-linejoin="miter" draw:fill="solid" draw:fill-color="#ff0000" draw:textarea-vertical-align="middle" draw:auto-grow-height="false" draw:fit-to-size="false" style:shrink-to-fit="false" fo:min-height="0.4917in" fo:min-width="1.1047in" fo:padding-top="0.05in" fo:padding-bottom="0.05in" fo:padding-left="0.1in" fo:padding-right="0.1in" fo:wrap-option="wrap" style:run-through="foreground"/>
    </style:style>
    <style:style style:name="gr22" style:family="graphic">
      <style:graphic-properties draw:stroke="solid" svg:stroke-width="0.0071in" svg:stroke-color="#000000" draw:fill="solid" draw:fill-color="#ffffff" draw:textarea-vertical-align="top" draw:auto-grow-height="false" draw:fit-to-size="false" style:shrink-to-fit="false" fo:min-height="0.3752in" fo:min-width="0.8028in" fo:padding-top="0.05in" fo:padding-bottom="0.05in" fo:padding-left="0.1in" fo:padding-right="0.1in" fo:wrap-option="wrap" style:run-through="foreground"/>
    </style:style>
    <style:style style:name="gr23" style:family="graphic">
      <style:graphic-properties draw:stroke="solid" svg:stroke-width="0.0311in" svg:stroke-color="#000000" draw:marker-end="msArrowEnd_20_5" draw:marker-end-width="0.0929in" draw:marker-end-center="false" draw:stroke-linejoin="miter" draw:fill="none" draw:textarea-vertical-align="top" draw:auto-grow-height="false" draw:fit-to-size="false" style:shrink-to-fit="false" fo:min-height="0.7209in" fo:min-width="0in" fo:padding-top="0.0492in" fo:padding-bottom="0.0492in" fo:padding-left="0.0984in" fo:padding-right="0.0984in" fo:wrap-option="wrap" style:run-through="foreground"/>
    </style:style>
    <style:style style:name="gr24" style:family="graphic">
      <style:graphic-properties draw:stroke="solid" svg:stroke-width="0.0071in" svg:stroke-color="#000000" draw:fill="solid" draw:fill-color="#ffffff" draw:textarea-vertical-align="top" draw:auto-grow-height="false" draw:fit-to-size="false" style:shrink-to-fit="false" fo:min-height="0.1866in" fo:min-width="3.3902in" fo:padding-top="0.05in" fo:padding-bottom="0.05in" fo:padding-left="0.1in" fo:padding-right="0.1in" fo:wrap-option="wrap" style:run-through="foreground"/>
    </style:style>
    <style:style style:name="gr25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style:shrink-to-fit="false" fo:min-height="0.2035in" fo:min-width="1.3646in" fo:padding-top="0.05in" fo:padding-bottom="0.05in" fo:padding-left="0.1in" fo:padding-right="0.1in" fo:wrap-option="wrap" style:run-through="foreground" style:vertical-pos="from-top" style:vertical-rel="paragraph" style:horizontal-pos="from-left" style:horizontal-rel="paragraph"/>
    </style:style>
    <style:style style:name="gr26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style:shrink-to-fit="false" fo:min-height="0.2035in" fo:min-width="1.1827in" fo:padding-top="0.05in" fo:padding-bottom="0.05in" fo:padding-left="0.1in" fo:padding-right="0.1in" fo:wrap-option="wrap" style:run-through="foreground" style:vertical-pos="from-top" style:vertical-rel="paragraph" style:horizontal-pos="from-left" style:horizontal-rel="paragraph"/>
    </style:style>
    <style:style style:name="gr27" style:family="graphic">
      <style:graphic-properties draw:stroke="solid" svg:stroke-width="0.0138in" svg:stroke-color="#325490" draw:stroke-linejoin="miter" draw:fill="solid" draw:fill-color="#ff0000" draw:textarea-vertical-align="middle" draw:auto-grow-height="false" draw:fit-to-size="false" style:shrink-to-fit="false" fo:min-height="0.528in" fo:min-width="1.2374in" fo:padding-top="0.05in" fo:padding-bottom="0.05in" fo:padding-left="0.1in" fo:padding-right="0.1in" fo:wrap-option="wrap" style:run-through="foreground" style:vertical-pos="from-top" style:vertical-rel="paragraph" style:horizontal-pos="from-left" style:horizontal-rel="paragraph"/>
    </style:style>
    <style:style style:name="gr28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style:shrink-to-fit="false" fo:min-height="0.3in" fo:min-width="1.128in" fo:padding-top="0.05in" fo:padding-bottom="0.05in" fo:padding-left="0.1in" fo:padding-right="0.1in" fo:wrap-option="wrap" style:run-through="foreground" style:vertical-pos="from-top" style:vertical-rel="paragraph" style:horizontal-pos="from-left" style:horizontal-rel="paragraph"/>
    </style:style>
    <style:style style:name="gr29" style:family="graphic">
      <style:graphic-properties style:run-through="foreground" style:vertical-pos="from-top" style:vertical-rel="paragraph" style:horizontal-pos="from-left" style:horizontal-rel="paragraph"/>
    </style:style>
    <style:style style:name="gr30" style:family="graphic">
      <style:graphic-properties draw:stroke="solid" svg:stroke-width="0.0311in" svg:stroke-color="#000000" draw:marker-end="msArrowEnd_20_5" draw:marker-end-width="0.0929in" draw:marker-end-center="false" draw:stroke-linejoin="miter" draw:fill="none" draw:textarea-vertical-align="top" draw:auto-grow-height="false" draw:fit-to-size="false" style:shrink-to-fit="false" fo:min-height="0.8307in" fo:min-width="0.9492in" fo:padding-top="0.0492in" fo:padding-bottom="0.0492in" fo:padding-left="0.0984in" fo:padding-right="0.0984in" fo:wrap-option="wrap" style:run-through="foreground" style:vertical-pos="from-top" style:vertical-rel="paragraph" style:horizontal-pos="from-left" style:horizontal-rel="paragraph"/>
    </style:style>
    <style:style style:name="gr31" style:family="graphic">
      <style:graphic-properties draw:stroke="solid" svg:stroke-width="0.0311in" svg:stroke-color="#000000" draw:marker-end="msArrowEnd_20_5" draw:marker-end-width="0.0929in" draw:marker-end-center="false" draw:stroke-linejoin="miter" draw:fill="none" draw:textarea-vertical-align="top" draw:auto-grow-height="false" draw:fit-to-size="false" style:shrink-to-fit="false" fo:min-height="0.7819in" fo:min-width="1.2646in" fo:padding-top="0.0492in" fo:padding-bottom="0.0492in" fo:padding-left="0.0984in" fo:padding-right="0.0984in" fo:wrap-option="wrap" style:run-through="foreground" style:vertical-pos="from-top" style:vertical-rel="paragraph" style:horizontal-pos="from-left" style:horizontal-rel="paragraph"/>
    </style:style>
    <style:style style:name="gr32" style:family="graphic">
      <style:graphic-properties draw:stroke="solid" svg:stroke-width="0.0071in" svg:stroke-color="#000000" draw:fill="solid" draw:fill-color="#ffffff" draw:textarea-vertical-align="top" draw:auto-grow-height="false" draw:fit-to-size="false" style:shrink-to-fit="false" fo:min-height="0.2043in" fo:min-width="3.7528in" fo:padding-top="0.05in" fo:padding-bottom="0.05in" fo:padding-left="0.1in" fo:padding-right="0.1in" fo:wrap-option="wrap" style:run-through="foreground" style:vertical-pos="from-top" style:vertical-rel="paragraph" style:horizontal-pos="from-left" style:horizontal-rel="paragraph"/>
    </style:style>
    <style:style style:name="gr33" style:family="graphic">
      <style:graphic-properties draw:stroke="solid" svg:stroke-width="0.0311in" svg:stroke-color="#000000" draw:marker-end="msArrowEnd_20_5" draw:marker-end-width="0.0929in" draw:marker-end-center="false" draw:stroke-linejoin="miter" draw:fill="none" draw:textarea-vertical-align="top" draw:auto-grow-height="false" draw:fit-to-size="false" style:shrink-to-fit="false" fo:min-height="0in" fo:min-width="0.872in" fo:padding-top="0.0492in" fo:padding-bottom="0.0492in" fo:padding-left="0.0984in" fo:padding-right="0.0984in" fo:wrap-option="wrap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ecommend Sophia’s</text:p>
          </table:table-cell>
          <table:table-cell table:style-name="Table1.A1" office:value-type="string">
            <text:p text:style-name="P1">Recommend Carlo’s</text:p>
          </table:table-cell>
        </table:table-row>
        <table:table-row table:style-name="Table1.2">
          <table:table-cell table:style-name="Table1.A1" office:value-type="string">
            <text:p text:style-name="P1">Male</text:p>
          </table:table-cell>
          <table:table-cell table:style-name="Table1.A1" office:value-type="string">
            <text:p text:style-name="P1"><draw:frame draw:style-name="fr1" text:anchor-type="as-char" svg:y="-0.2437in" svg:width="0.7535in" svg:height="0.3929in" draw:z-index="3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1" office:value-type="string">
            <text:p text:style-name="P1"><draw:frame draw:style-name="fr2" draw:name="Object1" text:anchor-type="as-char" svg:y="-0.2638in" svg:width="0.7937in" svg:height="0.4335in" draw:z-index="4"><draw:object xlink:href="./Object 4" xlink:type="simple" xlink:show="embed" xlink:actuate="onLoad"/><draw:image xlink:href="./ObjectReplacements/Object 4" xlink:type="simple" xlink:show="embed" xlink:actuate="onLoad"/></draw:frame><text:bookmark text:name="_GoBack"/></text:p>
          </table:table-cell>
        </table:table-row>
        <table:table-row table:style-name="Table1.3">
          <table:table-cell table:style-name="Table1.A1" office:value-type="string">
            <text:p text:style-name="P1">Female</text:p>
          </table:table-cell>
          <table:table-cell table:style-name="Table1.A1" office:value-type="string">
            <text:p text:style-name="P1"><draw:frame draw:style-name="fr1" text:anchor-type="as-char" svg:y="-0.2437in" svg:width="0.7563in" svg:height="0.3929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A1" office:value-type="string">
            <text:p text:style-name="P1"><draw:frame draw:style-name="fr3" draw:name="Object2" text:anchor-type="char" svg:x="0.272in" svg:width="0.678in" svg:height="0.3929in" draw:z-index="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1.4">
          <table:table-cell table:style-name="Table1.A1" office:value-type="string">
            <text:p text:style-name="P1">Combined</text:p>
          </table:table-cell>
          <table:table-cell table:style-name="Table1.A1" office:value-type="string">
            <text:p text:style-name="P1"><draw:frame draw:style-name="fr1" text:anchor-type="as-char" svg:y="-0.2437in" svg:width="0.8839in" svg:height="0.3929in" draw:z-index="7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A1" office:value-type="string">
            <text:p text:style-name="P1"><draw:frame draw:style-name="fr1" text:anchor-type="as-char" svg:y="-0.2437in" svg:width="0.7626in" svg:height="0.3929in" draw:z-index="8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><draw:g text:anchor-type="paragraph" draw:z-index="0" draw:name="Group 18" draw:style-name="gr1"><draw:custom-shape draw:name="Text Box 2" draw:style-name="gr2" draw:text-style-name="P3" svg:width="0.9913in" svg:height="0.3031in" svg:x="0.5311in" svg:y="0.9665in"><text:p text:style-name="P2"><text:span text:style-name="T1">Caus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" draw:style-name="gr3" draw:text-style-name="P3" svg:width="1.0071in" svg:height="0.3031in" svg:x="0.5311in" svg:y="2.7673in"><text:p text:style-name="P2"><text:span text:style-name="T1">Effec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17" draw:style-name="gr4"><draw:g draw:name="Group 13" draw:style-name="gr4"><draw:g draw:name="Group 4" draw:style-name="gr4"><draw:custom-shape draw:name="Oval 2" draw:style-name="gr5" draw:text-style-name="P4" svg:width="2.0323in" svg:height="0.8878in" svg:x="1.7228in" svg:y="0.670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2" draw:style-name="gr6" draw:text-style-name="P3" svg:width="1.3276in" svg:height="0.3996in" svg:x="2.0909in" svg:y="0.8709in"><text:p text:style-name="P2"><text:span text:style-name="T1">Age of Patie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5" draw:style-name="gr4"><draw:custom-shape draw:name="Oval 6" draw:style-name="gr7" draw:text-style-name="P4" svg:width="2.0315in" svg:height="0.8878in" svg:x="4.5882in" svg:y="0.662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2" draw:style-name="gr8" draw:text-style-name="P3" svg:width="1.3276in" svg:height="0.5114in" svg:x="4.9563in" svg:y="0.8626in"><text:p text:style-name="P2"><text:span text:style-name="T1">Hours of Exercise per Week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12" draw:style-name="gr4"><draw:g draw:name="Group 9" draw:style-name="gr4"><draw:custom-shape draw:name="Oval 3" draw:style-name="gr9" draw:text-style-name="P5" svg:width="2.0323in" svg:height="0.887in" svg:x="3.2992in" svg:y="2.367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8" draw:style-name="gr10" draw:text-style-name="P3" svg:width="1.1039in" svg:height="0.5039in" svg:x="3.7476in" svg:y="2.5354in"><text:p text:style-name="P2"><text:span text:style-name="T1">Risk of Diseas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Straight Arrow Connector 10" draw:style-name="gr11" draw:text-style-name="P6" svg:width="1.448in" svg:height="0.7921in" svg:x="2.763in" svg:y="1.5665in"><text:p/><draw:enhanced-geometry draw:mirror-horizontal="false" draw:mirror-vertical="false" svg:viewBox="0 0 21600 21600" draw:type="mso-spt32" draw:enhanced-path="M 0 0 L 21600 21600 N"/></draw:custom-shape><draw:custom-shape draw:name="Straight Arrow Connector 11" draw:style-name="gr12" draw:text-style-name="P6" svg:width="1.3197in" svg:height="0.8004in" svg:x="4.2756in" svg:y="1.5583in"><text:p/><draw:enhanced-geometry draw:mirror-horizontal="true" draw:mirror-vertical="false" svg:viewBox="0 0 21600 21600" draw:type="mso-spt32" draw:enhanced-path="M 0 0 L 21600 21600 N"/></draw:custom-shape></draw:g></draw:g><draw:custom-shape draw:name="Text Box 16" draw:style-name="gr13" draw:text-style-name="P3" svg:width="3.9524in" svg:height="0.3039in" svg:x="2.0909in" svg:y="0.1827in"><text:p text:style-name="P2"><text:span text:style-name="T1">Causal Diagram with Multiple Caus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2" draw:name="Group 37" draw:style-name="gr16"><draw:custom-shape draw:name="Text Box 2" draw:style-name="gr17" draw:text-style-name="P3" svg:width="0.9004in" svg:height="0.2858in" svg:x="1.4638in" svg:y="0.9264in"><text:p text:style-name="P2"><text:span text:style-name="T1">Caus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" draw:style-name="gr18" draw:text-style-name="P3" svg:width="0.915in" svg:height="0.2858in" svg:x="1.4638in" svg:y="2.6232in"><text:p text:style-name="P2"><text:span text:style-name="T1">Effec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40" draw:style-name="gr4"><draw:g draw:name="Group 41" draw:style-name="gr4"><draw:g draw:name="Group 45" draw:style-name="gr4"><draw:custom-shape draw:name="Oval 46" draw:style-name="gr19" draw:text-style-name="P4" svg:width="1.8453in" svg:height="0.837in" svg:x="3.9276in" svg:y="0.593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2" draw:style-name="gr20" draw:text-style-name="P3" svg:width="1.2059in" svg:height="0.4831in" svg:x="4.2772in" svg:y="0.7374in"><text:p text:style-name="P2"><text:span text:style-name="T1">Quality of Restaura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8" draw:style-name="gr4"><draw:g draw:name="Group 49" draw:style-name="gr4"><draw:custom-shape draw:name="Oval 50" draw:style-name="gr21" draw:text-style-name="P5" svg:width="1.8453in" svg:height="0.8362in" svg:x="3.9492in" svg:y="2.245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51" draw:style-name="gr22" draw:text-style-name="P3" svg:width="1.0024in" svg:height="0.4748in" svg:x="4.3854in" svg:y="2.4047in"><text:p text:style-name="P2"><text:span text:style-name="T1">Recommend Restaura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Straight Arrow Connector 53" draw:style-name="gr23" draw:text-style-name="P6" svg:width="0.0012in" svg:height="0.8197in" svg:x="4.8504in" svg:y="1.4311in"><text:p/><draw:enhanced-geometry draw:mirror-horizontal="false" draw:mirror-vertical="false" svg:viewBox="0 0 21600 21600" draw:type="mso-spt32" draw:enhanced-path="M 0 0 L 21600 21600 N"/></draw:custom-shape></draw:g></draw:g><draw:custom-shape draw:name="Text Box 54" draw:style-name="gr24" draw:text-style-name="P3" svg:width="3.5898in" svg:height="0.2862in" svg:x="2.8811in" svg:y="0.1866in"><text:p text:style-name="P2"><text:span text:style-name="T1">Causal Diagram with Single Caus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custom-shape text:anchor-type="paragraph" draw:z-index="17" draw:name="Text Box 16" draw:style-name="gr32" draw:text-style-name="P3" svg:width="3.9524in" svg:height="0.3039in" svg:x="2.0362in" svg:y="-0.0654in"><text:p text:style-name="P2"><text:span text:style-name="T1">Causal Diagram with Confounding Facto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<draw:g text:anchor-type="paragraph" draw:z-index="13" draw:name="Group 5" draw:style-name="gr29"><draw:custom-shape draw:name="Oval 6" draw:style-name="gr7" draw:text-style-name="P4" svg:width="2.0315in" svg:height="0.8878in" svg:x="2.9661in" svg:y="-0.104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2" draw:style-name="gr8" draw:text-style-name="P3" svg:width="1.3276in" svg:height="0.5114in" svg:x="3.3343in" svg:y="0.0953in"><text:p text:style-name="P2"><text:span text:style-name="T1">Severity of Case (Size of stone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9" draw:name="Text Box 2" draw:style-name="gr25" draw:text-style-name="P3" svg:width="1.5642in" svg:height="0.3031in" svg:x="-0.0063in" svg:y="0.178in"><text:p text:style-name="P2"><text:span text:style-name="T1">Confounding Facto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<draw:custom-shape text:anchor-type="paragraph" draw:z-index="15" draw:name="Straight Arrow Connector 10" draw:style-name="gr30" draw:text-style-name="P6" svg:width="1.1469in" svg:height="0.9295in" svg:x="2.7252in" svg:y="0.1575in"><text:p/><draw:enhanced-geometry draw:mirror-horizontal="true" draw:mirror-vertical="false" svg:viewBox="0 0 21600 21600" draw:type="mso-spt32" draw:enhanced-path="M 0 0 L 21600 21600 N"/></draw:custom-shape><draw:custom-shape text:anchor-type="paragraph" draw:z-index="16" draw:name="Straight Arrow Connector 11" draw:style-name="gr31" draw:text-style-name="P6" svg:width="1.4622in" svg:height="0.8807in" svg:x="4.0819in" svg:y="0.1575in"><text:p/><draw:enhanced-geometry draw:mirror-horizontal="false" draw:mirror-vertical="false" svg:viewBox="0 0 21600 21600" draw:type="mso-spt32" draw:enhanced-path="M 0 0 L 21600 21600 N"/></draw:custom-shape></text:p>
      <text:p text:style-name="Standard"/>
      <text:p text:style-name="Standard"/>
      <text:p text:style-name="Standard"><draw:g text:anchor-type="paragraph" draw:z-index="14" draw:name="Group 9" draw:style-name="gr29"><draw:custom-shape draw:name="Oval 3" draw:style-name="gr9" draw:text-style-name="P5" svg:width="2.0323in" svg:height="0.887in" svg:x="4.5866in" svg:y="0.100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8" draw:style-name="gr10" draw:text-style-name="P3" svg:width="1.1039in" svg:height="0.5039in" svg:x="5.035in" svg:y="0.2689in"><text:p text:style-name="P2"><text:span text:style-name="T1">Successful Recover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11" draw:name="Oval 2" draw:style-name="gr27" draw:text-style-name="P5" svg:width="2.0323in" svg:height="0.8878in" svg:x="1.4854in" svg:y="0.114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2" draw:name="Text Box 2" draw:style-name="gr28" draw:text-style-name="P3" svg:width="1.3276in" svg:height="0.3996in" svg:x="1.8535in" svg:y="0.3146in"><text:p text:style-name="P2"><text:span text:style-name="T1">Treatme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10" draw:name="Text Box 2" draw:style-name="gr26" draw:text-style-name="P3" svg:width="1.3823in" svg:height="0.3031in" svg:x="-0.0063in" svg:y="0.1035in"><text:p text:style-name="P2"><text:span text:style-name="T1">Effect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18" draw:name="Straight Arrow Connector 10" draw:style-name="gr33" draw:text-style-name="P6" svg:width="1.0697in" svg:height="0.0079in" svg:x="2.1354in" svg:y="-0.0917in"><text:p/><draw:enhanced-geometry draw:mirror-horizontal="false" draw:mirror-vertical="false" svg:viewBox="0 0 21600 21600" draw:type="mso-spt32" draw:enhanced-path="M 0 0 L 21600 21600 N"/></draw:custom-shape></text:p>
      <text:p text:style-name="Standard"/>
      <text:p text:style-name="Standard"/>
      <text:p text:style-name="Standard"><draw:g text:anchor-type="paragraph" draw:z-index="1" draw:name="Group 19" draw:style-name="gr14"><draw:custom-shape draw:name="Text Box 2" draw:style-name="gr2" draw:text-style-name="P3" svg:width="0.9913in" svg:height="0.3031in" svg:x="0.2055in" svg:y="4.2236in"><text:p text:style-name="P2"><text:span text:style-name="T1">Caus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" draw:style-name="gr3" draw:text-style-name="P3" svg:width="1.0071in" svg:height="0.3031in" svg:x="0.2055in" svg:y="6.0244in"><text:p text:style-name="P2"><text:span text:style-name="T1">Effec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22" draw:style-name="gr4"><draw:g draw:name="Group 23" draw:style-name="gr4"><draw:g draw:name="Group 24" draw:style-name="gr4"><draw:custom-shape draw:name="Oval 25" draw:style-name="gr5" draw:text-style-name="P4" svg:width="2.0323in" svg:height="0.8878in" svg:x="1.3972in" svg:y="3.927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2" draw:style-name="gr15" draw:text-style-name="P3" svg:width="1.3276in" svg:height="0.4803in" svg:x="1.7654in" svg:y="4.1272in"><text:p text:style-name="P2"><text:span text:style-name="T1">Size (severity) of Kidney Ston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7" draw:style-name="gr4"><draw:custom-shape draw:name="Oval 28" draw:style-name="gr7" draw:text-style-name="P4" svg:width="2.0315in" svg:height="0.8878in" svg:x="4.2626in" svg:y="3.919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2" draw:style-name="gr8" draw:text-style-name="P3" svg:width="1.3276in" svg:height="0.5114in" svg:x="4.6307in" svg:y="4.1197in"><text:p text:style-name="P2"><text:span text:style-name="T1">Treatment Optio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0" draw:style-name="gr4"><draw:g draw:name="Group 31" draw:style-name="gr4"><draw:custom-shape draw:name="Oval 32" draw:style-name="gr9" draw:text-style-name="P5" svg:width="2.0323in" svg:height="0.887in" svg:x="2.9736in" svg:y="5.624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33" draw:style-name="gr10" draw:text-style-name="P3" svg:width="1.1039in" svg:height="0.5039in" svg:x="3.422in" svg:y="5.7925in"><text:p text:style-name="P2"><text:span text:style-name="T1">Probability of Succes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Straight Arrow Connector 34" draw:style-name="gr11" draw:text-style-name="P6" svg:width="1.448in" svg:height="0.7921in" svg:x="2.4374in" svg:y="4.8236in"><text:p/><draw:enhanced-geometry draw:mirror-horizontal="false" draw:mirror-vertical="false" svg:viewBox="0 0 21600 21600" draw:type="mso-spt32" draw:enhanced-path="M 0 0 L 21600 21600 N"/></draw:custom-shape><draw:custom-shape draw:name="Straight Arrow Connector 35" draw:style-name="gr12" draw:text-style-name="P6" svg:width="1.3197in" svg:height="0.8004in" svg:x="3.95in" svg:y="4.8154in"><text:p/><draw:enhanced-geometry draw:mirror-horizontal="true" draw:mirror-vertical="false" svg:viewBox="0 0 21600 21600" draw:type="mso-spt32" draw:enhanced-path="M 0 0 L 21600 21600 N"/></draw:custom-shape></draw:g></draw:g><draw:custom-shape draw:name="Text Box 36" draw:style-name="gr13" draw:text-style-name="P3" svg:width="3.9524in" svg:height="0.3039in" svg:x="1.7654in" svg:y="3.4398in"><text:p text:style-name="P2"><text:span text:style-name="T1">Causal Diagram with Confounding Variabl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Koehrsen</meta:initial-creator>
    <meta:editing-cycles>7</meta:editing-cycles>
    <meta:creation-date>2018-10-11T01:32:00</meta:creation-date>
    <dc:date>2018-10-12T11:24:53.816618156</dc:date>
    <meta:editing-duration>P1DT23M5S</meta:editing-duration>
    <meta:generator>LibreOffice/6.1.2.1$MacOSX_X86_64 LibreOffice_project/65905a128db06ba48db947242809d14d3f9a93fe</meta:generator>
    <meta:document-statistic meta:table-count="1" meta:image-count="0" meta:object-count="6" meta:page-count="2" meta:paragraph-count="10" meta:word-count="7" meta:character-count="53" meta:non-whitespace-character-count="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frac>
          <mn>50</mn>
          <mn>150</mn>
        </mfrac>
        <mo stretchy="false">=</mo>
        <mn>30</mn>
      </mrow>
      <mtext>%</mtext>
    </mrow>
    <annotation encoding="StarMath 5.0">{50} over {150} = 30%</annotation>
  </semantics>
</math>
</file>

<file path=Object 10/content.xml><?xml version="1.0" encoding="utf-8"?>
<math xmlns="http://www.w3.org/1998/Math/MathML" display="block">
  <semantics>
    <mrow>
      <mrow>
        <mfrac>
          <mn>250</mn>
          <mn>400</mn>
        </mfrac>
        <mo stretchy="false">=</mo>
        <mn>62.5</mn>
      </mrow>
      <mtext>%</mtext>
    </mrow>
    <annotation encoding="StarMath 5.0">{250} over {400} = 62.5%</annotation>
  </semantics>
</math>
</file>

<file path=Object 11/content.xml><?xml version="1.0" encoding="utf-8"?>
<math xmlns="http://www.w3.org/1998/Math/MathML" display="block">
  <semantics>
    <mrow>
      <mrow>
        <mfrac>
          <mn>216</mn>
          <mn>400</mn>
        </mfrac>
        <mo stretchy="false">=</mo>
        <mn>54</mn>
      </mrow>
      <mtext>%</mtext>
    </mrow>
    <annotation encoding="StarMath 5.0">{216} over {400} = 54%</annotation>
  </semantics>
</math>
</file>

<file path=Object 3/content.xml><?xml version="1.0" encoding="utf-8"?>
<math xmlns="http://www.w3.org/1998/Math/MathML" display="block">
  <semantics>
    <mrow>
      <mrow>
        <mfrac>
          <mn>180</mn>
          <mn>360</mn>
        </mfrac>
        <mo stretchy="false">=</mo>
        <mn>50</mn>
      </mrow>
      <mtext>%</mtext>
    </mrow>
    <annotation encoding="StarMath 5.0">{180} over {360} = 50%</annotation>
  </semantics>
</math>
</file>

<file path=Object 5/content.xml><?xml version="1.0" encoding="utf-8"?>
<math xmlns="http://www.w3.org/1998/Math/MathML" display="block">
  <semantics>
    <mrow>
      <mrow>
        <mfrac>
          <mn>200</mn>
          <mn>250</mn>
        </mfrac>
        <mo stretchy="false">=</mo>
        <mn>80</mn>
      </mrow>
      <mtext>%</mtext>
    </mrow>
    <annotation encoding="StarMath 5.0">{200} over {250} = 80%</annotation>
  </semantics>
</math>
</file>

<file path=Object 7/content.xml><?xml version="1.0" encoding="utf-8"?>
<math xmlns="http://www.w3.org/1998/Math/MathML" display="block">
  <semantics>
    <mrow>
      <mrow>
        <mfrac>
          <mn>36</mn>
          <mn>40</mn>
        </mfrac>
        <mo stretchy="false">=</mo>
        <mn>90</mn>
      </mrow>
      <mtext>%</mtext>
    </mrow>
    <annotation encoding="StarMath 5.0">{36} over {40} = 90%</annotation>
  </semantics>
</math>
</file>